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1.1654166666667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3.0691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Time elapsed was 74ns or 0.000000074s</text:p>
          </table:table-cell>
          <table:table-cell office:value-type="float" office:value="74" table:style-name="ce1">
            <text:p>74</text:p>
          </table:table-cell>
          <table:table-cell office:value-type="float" office:value="7.4000000000000001E-8" table:style-name="ce1">
            <text:p>0.0000000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4ns or 0.000000064s</text:p>
          </table:table-cell>
          <table:table-cell office:value-type="float" office:value="64" table:style-name="ce1">
            <text:p>64</text:p>
          </table:table-cell>
          <table:table-cell office:value-type="float" office:value="6.4000000000000004E-8" table:style-name="ce1">
            <text:p>0.0000000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54ns or 0.000000354s</text:p>
          </table:table-cell>
          <table:table-cell office:value-type="float" office:value="354" table:style-name="ce1">
            <text:p>354</text:p>
          </table:table-cell>
          <table:table-cell office:value-type="float" office:value="3.5400000000000002E-7" table:style-name="ce1">
            <text:p>0.0000003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68ns or 0.000000368s</text:p>
          </table:table-cell>
          <table:table-cell office:value-type="float" office:value="368" table:style-name="ce1">
            <text:p>368</text:p>
          </table:table-cell>
          <table:table-cell office:value-type="float" office:value="3.6800000000000001E-7" table:style-name="ce1">
            <text:p>0.0000003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77ns or 0.000000077s</text:p>
          </table:table-cell>
          <table:table-cell office:value-type="float" office:value="77" table:style-name="ce1">
            <text:p>77</text:p>
          </table:table-cell>
          <table:table-cell office:value-type="float" office:value="7.7000000000000001E-8" table:style-name="ce1">
            <text:p>0.0000000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72ns or 0.000000072s</text:p>
          </table:table-cell>
          <table:table-cell office:value-type="float" office:value="72" table:style-name="ce1">
            <text:p>72</text:p>
          </table:table-cell>
          <table:table-cell office:value-type="float" office:value="7.1999999999999996E-8" table:style-name="ce1">
            <text:p>0.0000000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4ns or 0.000000064s</text:p>
          </table:table-cell>
          <table:table-cell office:value-type="float" office:value="64" table:style-name="ce1">
            <text:p>64</text:p>
          </table:table-cell>
          <table:table-cell office:value-type="float" office:value="6.4000000000000004E-8" table:style-name="ce1">
            <text:p>0.0000000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94ns or 0.000000094s</text:p>
          </table:table-cell>
          <table:table-cell office:value-type="float" office:value="94" table:style-name="ce1">
            <text:p>94</text:p>
          </table:table-cell>
          <table:table-cell office:value-type="float" office:value="9.3999999999999995E-8" table:style-name="ce1">
            <text:p>0.0000000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140ns or 0.000000140s</text:p>
          </table:table-cell>
          <table:table-cell office:value-type="float" office:value="140" table:style-name="ce1">
            <text:p>140</text:p>
          </table:table-cell>
          <table:table-cell office:value-type="float" office:value="1.4000000000000001E-7" table:style-name="ce1">
            <text:p>0.000000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402ns or 0.000000402s</text:p>
          </table:table-cell>
          <table:table-cell office:value-type="float" office:value="402" table:style-name="ce1">
            <text:p>402</text:p>
          </table:table-cell>
          <table:table-cell office:value-type="float" office:value="4.0200000000000003E-7" table:style-name="ce1">
            <text:p>0.0000004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ERAGE</text:p>
          </table:table-cell>
          <table:table-cell office:value-type="float" office:value="170.9" table:formula="of:=AVERAGE([.B1:.B10])" table:style-name="ce1">
            <text:p>170.9</text:p>
          </table:table-cell>
          <table:table-cell office:value-type="float" office:value="1.709E-7" table:formula="of:=AVERAGE([.C1:.C10])" table:style-name="ce1">
            <text:p>1.709E-07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avi</dc:creator>
    <meta:creation-date>2019-11-30T12:39:33Z</meta:creation-date>
    <dc:date>2019-11-30T14:43:53Z</dc:date>
    <meta:editing-cycles>1</meta:editing-cycles>
    <meta:editing-duration>PT30S</meta:editing-duration>
  </office:meta>
</office:document-meta>
</file>